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544" officeooo:paragraph-rsid="0003a544"/>
    </style:style>
    <style:style style:name="P2" style:family="paragraph" style:parent-style-name="Standard">
      <style:text-properties officeooo:rsid="0003a544" officeooo:paragraph-rsid="0003c00b"/>
    </style:style>
    <style:style style:name="P3" style:family="paragraph" style:parent-style-name="Standard">
      <style:text-properties officeooo:rsid="0003a544" officeooo:paragraph-rsid="0005089a"/>
    </style:style>
    <style:style style:name="P4" style:family="paragraph" style:parent-style-name="Standard">
      <style:text-properties officeooo:rsid="0003a544" officeooo:paragraph-rsid="0006860f"/>
    </style:style>
    <style:style style:name="P5" style:family="paragraph" style:parent-style-name="Standard">
      <style:text-properties officeooo:rsid="0003a544" officeooo:paragraph-rsid="0008ec88"/>
    </style:style>
    <style:style style:name="P6" style:family="paragraph" style:parent-style-name="Standard">
      <style:text-properties officeooo:rsid="0003c00b" officeooo:paragraph-rsid="0003c00b"/>
    </style:style>
    <style:style style:name="P7" style:family="paragraph" style:parent-style-name="Standard">
      <style:text-properties officeooo:rsid="0005089a" officeooo:paragraph-rsid="0005089a"/>
    </style:style>
    <style:style style:name="P8" style:family="paragraph" style:parent-style-name="Standard">
      <style:text-properties officeooo:rsid="0008eaf8" officeooo:paragraph-rsid="0008eaf8"/>
    </style:style>
    <style:style style:name="T1" style:family="text">
      <style:text-properties officeooo:rsid="0003c00b"/>
    </style:style>
    <style:style style:name="T2" style:family="text">
      <style:text-properties officeooo:rsid="0005089a"/>
    </style:style>
    <style:style style:name="T3" style:family="text">
      <style:text-properties officeooo:rsid="0006860f"/>
    </style:style>
    <style:style style:name="T4" style:family="text">
      <style:text-properties officeooo:rsid="0008ec88"/>
    </style:style>
    <style:style style:name="T5" style:family="text">
      <style:text-properties officeooo:rsid="00094e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Asset </text:p>
      <text:p text:style-name="P1">-Will need to add asset to the test <text:span text:style-name="T5">database</text:span></text:p>
      <text:p text:style-name="P1"/>
      <text:p text:style-name="P1">deleteAsset</text:p>
      <text:p text:style-name="P1"><text:bookmark-start text:name="__DdeLink__449_643017220"/>-Will need to make sure assets have been added to the <text:span text:style-name="T4">test </text:span>database<text:bookmark-end text:name="__DdeLink__449_643017220"/></text:p>
      <text:p text:style-name="P5">-Will delete selected asset from the <text:span text:style-name="T4">test </text:span>database</text:p>
      <text:p text:style-name="P1"/>
      <text:p text:style-name="P1">editAsset</text:p>
      <text:p text:style-name="P5">-Will need to make sure assets have been added to the <text:span text:style-name="T4">test </text:span>database</text:p>
      <text:p text:style-name="P5"><text:bookmark-start text:name="__DdeLink__454_643017220"/>-Will edit selected asset, and successfully update corresponding row in the <text:span text:style-name="T4">test </text:span><text:bookmark-end text:name="__DdeLink__454_643017220"/><text:span text:style-name="T4">database</text:span></text:p>
      <text:p text:style-name="P1"/>
      <text:p text:style-name="P1">getAllAssets</text:p>
      <text:p text:style-name="P5">-Will need to make sure assets have been added to the <text:span text:style-name="T4">test </text:span>database</text:p>
      <text:p text:style-name="P5">-Will get all assets from the <text:span text:style-name="T4">test </text:span>database</text:p>
      <text:p text:style-name="P1"/>
      <text:p text:style-name="P1">searchAsset</text:p>
      <text:p text:style-name="P5">-Will need to make sure assets have been added to the <text:span text:style-name="T4">test </text:span>database</text:p>
      <text:p text:style-name="P1">-Will successfully <text:span text:style-name="T1">retrieve assets based upon different search criteria</text:span></text:p>
      <text:p text:style-name="P1"/>
      <text:p text:style-name="P6">getAllUsers</text:p>
      <text:p text:style-name="P5">-Will need to make sure <text:span text:style-name="T1">users</text:span> have been added to the <text:span text:style-name="T4">test </text:span>database</text:p>
      <text:p text:style-name="P2">-<text:span text:style-name="T1">Will return a list of all users</text:span></text:p>
      <text:p text:style-name="P2"/>
      <text:p text:style-name="P3">Add<text:span text:style-name="T2">User</text:span></text:p>
      <text:p text:style-name="P3">-Will need to add <text:span text:style-name="T2">user</text:span> to the test <text:span text:style-name="T5">database</text:span></text:p>
      <text:p text:style-name="P3"/>
      <text:p text:style-name="P7">editUser</text:p>
      <text:p text:style-name="P3">-Will need to make sure <text:span text:style-name="T1">users</text:span> have been added to the <text:span text:style-name="T2">test </text:span>database</text:p>
      <text:p text:style-name="P5">-Will edit selected <text:span text:style-name="T3">user</text:span>, and successfully update corresponding row in the <text:span text:style-name="T4">test database</text:span></text:p>
      <text:p text:style-name="P4"/>
      <text:p text:style-name="P8">deleteUser</text:p>
      <text:p text:style-name="P8">-Will delete selected user from the test datab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2:03:15.400338532</meta:creation-date>
    <meta:generator>LibreOffice/4.2.8.2$Linux_X86_64 LibreOffice_project/420m0$Build-2</meta:generator>
    <dc:date>2016-01-08T12:22:08.338737515</dc:date>
    <meta:editing-duration>PT5M19S</meta:editing-duration>
    <meta:editing-cycles>8</meta:editing-cycles>
    <meta:document-statistic meta:table-count="0" meta:image-count="0" meta:object-count="0" meta:page-count="1" meta:paragraph-count="24" meta:word-count="171" meta:character-count="997" meta:non-whitespace-character-count="849"/>
  </office:meta>
</office:document-meta>
</file>